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ow tips on startup</text:p>
      <text:p text:style-name="Standard">显示启动提示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8:50:09.235457998</meta:creation-date>
    <dc:date>2020-08-02T18:52:28.693438510</dc:date>
    <meta:editing-duration>PT2M21S</meta:editing-duration>
    <meta:editing-cycles>1</meta:editing-cycles>
    <meta:document-statistic meta:table-count="0" meta:image-count="0" meta:object-count="0" meta:page-count="1" meta:paragraph-count="2" meta:word-count="10" meta:character-count="26" meta:non-whitespace-character-count="23"/>
    <meta:generator>LibreOffice/6.4.4.2$Linux_X86_64 LibreOffice_project/40$Build-2</meta:generator>
  </office:meta>
</office:document-meta>
</file>